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Nimbus Roman No9 L" svg:font-family="'Nimbus Roman No9 L'" style:font-family-generic="roman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 fo:padding="0.0193in" fo:border="0.99pt solid #000000" style:shadow="none" style:text-autospace="none"/>
      <style:text-properties fo:color="#000000" style:font-name="Nimbus Roman No9 L" fo:font-size="12pt" fo:font-style="normal" fo:font-weight="bold" style:font-name-asian="Nimbus Roman No9 L" style:font-size-asian="12pt" style:font-style-asian="normal" style:font-weight-asian="bold" style:font-name-complex="Nimbus Roman No9 L" style:font-size-complex="12pt" style:font-style-complex="normal" style:font-weight-complex="bold"/>
    </style:style>
    <style:style style:name="P4" style:family="paragraph" style:parent-style-name="Standard">
      <style:paragraph-properties fo:text-align="center" style:justify-single-word="false" fo:padding="0.0193in" fo:border="0.99pt solid #000000" style:shadow="non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1c91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01e3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SEIGNEMENT DE POSTUROLOGIE CLINIQUE</text:p>
      <text:p text:style-name="P3">201<text:span text:style-name="T6">5-2016</text:span></text:p>
      <text:p text:style-name="Standard"/>
      <text:p text:style-name="P4">BULLETIN D'INSCRIPTION</text:p>
      <text:p text:style-name="Standard"/>
      <text:p text:style-name="Standard"/>
      <text:p text:style-name="Standard"/>
      <text:p text:style-name="Standard"/>
      <text:p text:style-name="P2">Nom et Prénom :</text:p>
      <text:p text:style-name="P2"/>
      <text:p text:style-name="P2">Date de naissance :</text:p>
      <text:p text:style-name="P2"/>
      <text:p text:style-name="P2">Profession :</text:p>
      <text:p text:style-name="P2"/>
      <text:p text:style-name="P2">Adresse :</text:p>
      <text:p text:style-name="P2"/>
      <text:p text:style-name="P2">N° de téléphone :</text:p>
      <text:p text:style-name="Standard"/>
      <text:p text:style-name="Standard"/>
      <text:p text:style-name="Standard">S'inscrit à l'Enseignement de <text:span text:style-name="T1">POSTUROLOGIE CLINIQUE</text:span> à Lille, <text:span text:style-name="T1">pour l'année universitaire 201</text:span><text:span text:style-name="T2">5</text:span><text:span text:style-name="T1">-201</text:span><text:span text:style-name="T2">6</text:span> à raison de six séminaires de deux jours (une participation de <text:span text:style-name="T3">1750</text:span><text:span text:style-name="T4"> </text:span><text:span text:style-name="T5">euros</text:span> pour l'ensemble des six séminaires : un chèque ou une possibilité de trois chèques à remettre au premier séminiaire et encaissés à un mois d'intervalle, déduit l'acompte de <text:span text:style-name="T3">200 euros</text:span> ci-joint).</text:p>
      <text:p text:style-name="Standard"/>
      <text:p text:style-name="Standard">Ceux qui ont déjà participé à la formation dans les années antérieures bénéficient d'une réduction de 50%</text:p>
      <text:p text:style-name="Standard"/>
      <text:p text:style-name="Standard">Le bulletin d'inscription doit être adressé à Monsieur Lionel CATANZARITI, 13 place Philippe Lebon <text:s/>- Résidence Lebon – 59000 LILLE <text:span text:style-name="T1">avant le </text:span><text:span text:style-name="T2">30 octobre 2015</text:span><text:span text:style-name="T1"> avec un versement de 200€</text:span>.</text:p>
      <text:p text:style-name="Standard"/>
      <text:p text:style-name="Standard">Les cours ont lieu à Lille, 13 place Philippe Lebon</text:p>
      <text:p text:style-name="Standard"/>
      <text:p text:style-name="P1">Signature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Nimbus Roman No9 L" svg:font-family="'Nimbus Roman No9 L'" style:font-family-generic="roman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Title2" style:family="paragraph" style:parent-style-name="Standard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 style:font-size-complex="36pt"/>
    </style:style>
    <style:style style:name="Heading1" style:family="paragraph" style:parent-style-name="Standard">
      <style:paragraph-properties fo:margin-top="0.1654in" fo:margin-bottom="0.0827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2" style:family="paragraph" style:parent-style-name="Standard">
      <style:paragraph-properties fo:margin-top="0.1654in" fo:margin-bottom="0.0827in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imension_20_Line" style:display-name="Dimension Line" style:family="paragraph" style:parent-style-name="Standard">
      <style:text-properties fo:font-size="12pt" style:font-size-asian="12pt" style:font-size-complex="12pt"/>
    </style:style>
    <style:style style:name="master-page3_7e_LT_7e_Gliederung_20_1" style:display-name="master-page3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1.5pt" fo:font-style="normal" fo:text-shadow="none" style:text-underline-style="none" fo:font-weight="normal" style:letter-kerning="true" style:font-name-asian="Lohit Hindi" style:font-family-asian="'Lohit Hindi'" style:font-pitch-asian="variable" style:font-size-asian="31.5pt" style:font-style-asian="normal" style:font-weight-asian="normal" style:font-name-complex="Lohit Hindi" style:font-family-complex="'Lohit Hindi'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in" fo:margin-bottom="0.0398in" loext:contextual-spacing="false"/>
    </style:style>
    <style:style style:name="master-page3_7e_LT_7e_Gliederung_20_6" style:display-name="master-page3~LT~Gliederung 6" style:family="paragraph" style:parent-style-name="master-page3_7e_LT_7e_Gliederung_20_5"/>
    <style:style style:name="master-page3_7e_LT_7e_Gliederung_20_7" style:display-name="master-page3~LT~Gliederung 7" style:family="paragraph" style:parent-style-name="master-page3_7e_LT_7e_Gliederung_20_6"/>
    <style:style style:name="master-page3_7e_LT_7e_Gliederung_20_8" style:display-name="master-page3~LT~Gliederung 8" style:family="paragraph" style:parent-style-name="master-page3_7e_LT_7e_Gliederung_20_7"/>
    <style:style style:name="master-page3_7e_LT_7e_Gliederung_20_9" style:display-name="master-page3~LT~Gliederung 9" style:family="paragraph" style:parent-style-name="master-page3_7e_LT_7e_Gliederung_20_8"/>
    <style:style style:name="master-page3_7e_LT_7e_Titel" style:display-name="master-page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-page3_7e_LT_7e_Untertitel" style:display-name="master-page3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-page3_7e_LT_7e_Hintergrundobjekte" style:display-name="master-page3~LT~Hintergrundobjekte" style:family="paragraph">
      <style:paragraph-properties style:text-autospace="none"/>
      <style:text-properties style:letter-kerning="true"/>
    </style:style>
    <style:style style:name="master-page3_7e_LT_7e_Hintergrund" style:display-name="master-page3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1.5pt" fo:font-style="normal" fo:text-shadow="none" style:text-underline-style="none" fo:font-weight="normal" style:letter-kerning="true" style:font-name-asian="Lohit Hindi" style:font-family-asian="'Lohit Hindi'" style:font-pitch-asian="variable" style:font-size-asian="31.5pt" style:font-style-asian="normal" style:font-weight-asian="normal" style:font-name-complex="Lohit Hindi" style:font-family-complex="'Lohit Hindi'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 loext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ël Catanzariti</meta:initial-creator>
    <meta:creation-date>2010-09-28T12:19:15</meta:creation-date>
    <dc:date>2015-03-29T16:20:05.290644568</dc:date>
    <dc:creator>Michaël Catanzariti</dc:creator>
    <meta:editing-duration>PT4H7S</meta:editing-duration>
    <meta:editing-cycles>5</meta:editing-cycles>
    <meta:generator>LibreOffice/4.3.3.2$Linux_x86 LibreOffice_project/430m0$Build-2</meta:generator>
    <meta:document-statistic meta:table-count="0" meta:image-count="0" meta:object-count="0" meta:page-count="1" meta:paragraph-count="13" meta:word-count="137" meta:character-count="855" meta:non-whitespace-character-count="729"/>
  </office:meta>
</office:document-meta>
</file>